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2318e" officeooo:paragraph-rsid="0007e4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陳屋 80（1896.04.08-1947.03）</text:p>
      <text:p text:style-name="P1"/>
      <text:p text:style-name="P1">大龍峒人。大龍峒公學校（今大龍國小）畢</text:p>
      <text:p text:style-name="P1"/>
      <text:p text:style-name="P1">業，總督府臺北師範學校（今臺北市立教育大學）</text:p>
      <text:p text:style-name="P1"/>
      <text:p text:style-name="P1">畢業。經營榮芳商號，從事雜貨生意，對經商頗</text:p>
      <text:p text:style-name="P1"/>
      <text:p text:style-name="P1">有心得，曾任臺北市製餅組合代表人。81昭和 2年</text:p>
      <text:p text:style-name="P1"/>
      <text:p text:style-name="P1">（1927）組織臺北店員會，3年（1928）組織臺北</text:p>
      <text:p text:style-name="P1"/>
      <text:p text:style-name="P1">製餅工友會、臺北鉛鐵銅工友會，加入蔣渭水所</text:p>
      <text:p text:style-name="P1"/>
      <text:p text:style-name="P1">領導臺灣民眾黨之臺灣工友總聯盟，參與日治時</text:p>
      <text:p text:style-name="P1"/>
      <text:p text:style-name="P1">期勞工運動。82</text:p>
      <text:p text:style-name="P1"/>
      <text:p text:style-name="P1">民國 35年（1946）參選第一屆臺北市參議</text:p>
      <text:p text:style-name="P1"/>
      <text:p text:style-name="P1">員，在大同區以最高票當選。二二八事件發生後，被推選為二二八事件處理</text:p>
      <text:p text:style-name="P1"/>
      <text:p text:style-name="P1">委員會委員，參與處委會工作。3月 2日上午，處委會開會，因廣播電臺被封</text:p>
      <text:p text:style-name="P1"/>
      <text:p text:style-name="P1">鎖問題，派李友三、陳屋二人負責調查。3日，處委會組織分為連絡、宣傳、</text:p>
      <text:p text:style-name="P1"/>
      <text:p text:style-name="P1">救護、調查、總務 5組，被分派為調查組成員。同日下午，治安組於臺北市警</text:p>
      <text:p text:style-name="P1"/>
      <text:p text:style-name="P1">查局召開臨時治安會議，與臺北市長游彌堅、臺北市警察局長陳松堅、忠義</text:p>
      <text:p text:style-name="P1"/>
      <text:p text:style-name="P1">服務隊總隊長許德輝、劉明（另有傳）、處委會委員黃朝生（另有傳）等多人，</text:p>
      <text:p text:style-name="P1"/>
      <text:p text:style-name="P1">討論臺北市臨時治安委員會組織事宜。又與黃國書、李仁貴、黃朝生等人被</text:p>
      <text:p text:style-name="P1"/>
      <text:p text:style-name="P1">推為代表，前往軍法處調查緝煙血案兇手是否已羈押，證實專賣局查緝員葉</text:p>
      <text:p text:style-name="P1"/>
      <text:p text:style-name="P1">德根等 6人已由軍法處移送地院看守所。4日下午，有民眾報告板橋有燒倉庫</text:p>
      <text:p text:style-name="P1"/>
      <text:p text:style-name="P1">事、大龍峒貿易局倉庫被搶等事，與林宗賢等人前往調查；後陳屋向處委會</text:p>
      <text:p text:style-name="P1"/>
      <text:p text:style-name="P1">報告調查結果，認為倉庫嚴鎖，並無民眾暴動情事，請大家可以放心。83但，</text:p>
      <text:p text:style-name="P1"/>
      <text:p text:style-name="P1">3月 9日國府增援軍隊進入臺北，於迪化街自宅被軍警帶走後，行蹤不明。</text:p>
      <text:p text:style-name="P1"/>
      <text:p text:style-name="P1">據民國 36年（1947）4月 18日陳儀所發布〈二二八事件首謀叛亂在逃主犯名</text:p>
      <text:p text:style-name="P1"/>
      <text:p text:style-name="P1">冊〉，陳屋被列為「叛亂首要」，具體罪名是「1、二二八事件處理委員會委員。</text:p>
      <text:p text:style-name="P1">2、謀議三十條叛國議案。3、主張陸海空軍幹部主管應由本省人擔任。4、廣</text:p>
      <text:p text:style-name="P1"/>
      <text:p text:style-name="P1">播荒謬言論，煽動暴動」。84</text:p>
      <text:p text:style-name="P1"/>
      <text:p text:style-name="P1">妻李招涼，育 2子。次子苑民早夭。長子苑茹，於陳屋失蹤後不久的 3月</text:p>
      <text:p text:style-name="P1"/>
      <text:p text:style-name="P1">23日含悲而逝。（陳翠蓮撰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5:32:36.176095629</meta:creation-date>
    <dc:date>2018-04-19T15:32:50.669404778</dc:date>
    <meta:editing-duration>PT14S</meta:editing-duration>
    <meta:editing-cycles>1</meta:editing-cycles>
    <meta:document-statistic meta:table-count="0" meta:image-count="0" meta:object-count="0" meta:page-count="1" meta:paragraph-count="28" meta:word-count="740" meta:character-count="789" meta:non-whitespace-character-count="778"/>
    <meta:generator>LibreOffice/5.1.6.2$Linux_X86_64 LibreOffice_project/10m0$Build-2</meta:generator>
  </office:meta>
</office:document-meta>
</file>